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" calcext:value-type="float">
            <text:p>R 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1" calcext:value-type="float">
            <text:p>R 1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4" calcext:value-type="float">
            <text:p>14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H19]+[.I19]" office:value-type="float" office:value="20" calcext:value-type="float">
            <text:p>2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0]+[.I20]" office:value-type="float" office:value="25" calcext:value-type="float">
            <text:p>25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eradication</text:p>
          </table:table-cell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1]+[.I21]" office:value-type="float" office:value="28" calcext:value-type="float">
            <text:p>28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inting</text:p>
          </table:table-cell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22]+[.I22]" office:value-type="float" office:value="34" calcext:value-type="float">
            <text:p>34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other)</text:p>
          </table:table-cell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0" calcext:value-type="float">
            <text:p>40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4]+[.I24]" office:value-type="float" office:value="43" calcext:value-type="float">
            <text:p>4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5]+[.I25]" office:value-type="float" office:value="47" calcext:value-type="float">
            <text:p>4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table:formula="of:=[.H26]+[.I26]" office:value-type="float" office:value="51" calcext:value-type="float">
            <text:p>5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Other employees</text:p>
          </table:table-cell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ravel</text:p>
          </table:table-cell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Communications</text:p>
          </table:table-cell>
          <table:table-cell table:style-name="ce18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age</text:p>
          </table:table-cell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ravel</text:p>
          </table:table-cell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elephone</text:p>
          </table:table-cell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tionery</text:p>
          </table:table-cell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Cleaning and Recycling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 costs</text:p>
          </table:table-cell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cycling costs</text:p>
          </table:table-cell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or fees</text:p>
          </table:table-cell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Banking</text:p>
          </table:table-cell>
          <table:table-cell table:style-name="ce18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harges</text:p>
          </table:table-cell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1" calcext:value-type="float">
            <text:p>R 1.00</text:p>
          </table:table-cell>
          <table:table-cell/>
          <table:table-cell table:style-name="ce31" table:formula="of:=SUM([.E17:.E76])" office:value-type="currency" office:currency="ZAR" office:value="1" calcext:value-type="currency">
            <text:p>R 1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.065" calcext:value-type="float">
            <text:p>1.065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1" calcext:value-type="float">
            <text:p>R 1.00</text:p>
          </table:table-cell>
          <table:table-cell table:formula="of:=IF([.C15]=&quot;&quot;;0;(1+[.$B$10])*[.C15])" office:value-type="float" office:value="1.065" calcext:value-type="float">
            <text:p>R 1.07</text:p>
          </table:table-cell>
          <table:table-cell table:formula="of:=IF([.C15]=&quot;&quot;; IF([.D15]=0;&quot;&quot;; &quot;You should not specify an amount.&quot;); [.D15]/[.C15]-1)" office:value-type="percentage" office:value="0.065" calcext:value-type="percentage">
            <text:p>6.5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eradication" calcext:value-type="string">
            <text:p>Pest eradication</text:p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Painting" calcext:value-type="string">
            <text:p>Painting</text:p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Buildings (other)" calcext:value-type="string">
            <text:p>Buildings (other)</text:p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Security" calcext:value-type="string">
            <text:p>Security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Fence monitoring" calcext:value-type="string">
            <text:p>Fence monitoring</text:p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Patrols" calcext:value-type="string">
            <text:p>Patrols</text:p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 office:value-type="string" office:string-value="Utilities" calcext:value-type="string">
            <text:p>Utilities</text:p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 office:value-type="string" office:string-value="Sewerage" calcext:value-type="string">
            <text:p>Sewerage</text:p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 office:value-type="string" office:string-value="Electricity" calcext:value-type="string">
            <text:p>Electricity</text:p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Refuse" calcext:value-type="string">
            <text:p>Refuse</text:p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Water" calcext:value-type="string">
            <text:p>Water</text:p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 office:value-type="string" office:string-value="Employee costs" calcext:value-type="string">
            <text:p>Employee costs</text:p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Other employees" calcext:value-type="string">
            <text:p>Other employees</text:p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Staff welfare" calcext:value-type="string">
            <text:p>Staff welfare</text:p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 office:value-type="string" office:string-value="Complex Manager" calcext:value-type="string">
            <text:p>Complex Manager</text:p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 office:value-type="string" office:string-value="Legal" calcext:value-type="string">
            <text:p>Legal</text:p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 office:value-type="string" office:string-value="Lawyers' fees" calcext:value-type="string">
            <text:p>Lawyers' fees</text:p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 office:value-type="string" office:string-value="Administration" calcext:value-type="string">
            <text:p>Administration</text:p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Storage" calcext:value-type="string">
            <text:p>Storage</text:p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Venue hire" calcext:value-type="string">
            <text:p>Venue hire</text:p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Travel" calcext:value-type="string">
            <text:p>Travel</text:p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Managing agent fees" calcext:value-type="string">
            <text:p>Managing agent fees</text:p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 office:value-type="string" office:string-value="Communications" calcext:value-type="string">
            <text:p>Communications</text:p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 office:value-type="string" office:string-value="Postage" calcext:value-type="string">
            <text:p>Postage</text:p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Travel" calcext:value-type="string">
            <text:p>Travel</text:p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Telephone" calcext:value-type="string">
            <text:p>Telephone</text:p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tationery" calcext:value-type="string">
            <text:p>Stationery</text:p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 office:value-type="string" office:string-value="Insurance" calcext:value-type="string">
            <text:p>Insurance</text:p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Premiums" calcext:value-type="string">
            <text:p>Premiums</text:p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Cleaning and Recycling" calcext:value-type="string">
            <text:p>Cleaning and Recycling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Cleaning costs" calcext:value-type="string">
            <text:p>Cleaning costs</text:p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 office:value-type="string" office:string-value="Recycling costs" calcext:value-type="string">
            <text:p>Recycling costs</text:p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 office:value-type="string" office:string-value="Gardens" calcext:value-type="string">
            <text:p>Gardens</text:p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 office:value-type="string" office:string-value="Gardening supplies" calcext:value-type="string">
            <text:p>Gardening supplies</text:p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 office:value-type="string" office:string-value="Contractor fees" calcext:value-type="string">
            <text:p>Contractor fees</text:p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 office:value-type="string" office:string-value="Banking" calcext:value-type="string">
            <text:p>Banking</text:p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 office:value-type="string" office:string-value="Charges" calcext:value-type="string">
            <text:p>Charges</text:p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1" calcext:value-type="float">
            <text:p>1</text:p>
          </table:table-cell>
          <table:table-cell table:style-name="Default" table:formula="of:=SUM([.D14:.D73])" office:value-type="float" office:value="1.065" calcext:value-type="float">
            <text:p>1.065</text:p>
          </table:table-cell>
          <table:table-cell table:style-name="Default" table:formula="of:=IF([.C74]=&quot;&quot;; &quot;&quot;; [.D74]/[.C74]-1)" office:value-type="float" office:value="0.065" calcext:value-type="float">
            <text:p>0.065</text:p>
          </table:table-cell>
          <table:table-cell table:formula="of:=SUM([.F14:.F73])" office:value-type="float" office:value="1.065" calcext:value-type="float">
            <text:p>1.065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1.065" calcext:value-type="currency">
            <text:p>R 1.07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1" calcext:value-type="currency">
            <text:p>R 1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percentage" office:value="0.065" calcext:value-type="percentage">
            <text:p>6.5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.065" calcext:value-type="float">
            <text:p>R 1.07</text:p>
          </table:table-cell>
          <table:table-cell table:formula="of:=[.B13]/[.$B$7]" office:value-type="float" office:value="1" calcext:value-type="float">
            <text:p>100.0%</text:p>
          </table:table-cell>
          <table:table-cell/>
          <table:table-cell table:formula="of:=INDEX(['Previous Year Financials'.E$17:'Previous Year Financials'.E$186];['Previous Year Financials'.I17])" office:value-type="float" office:value="1" calcext:value-type="float">
            <text:p>1.00</text:p>
          </table:table-cell>
          <table:table-cell table:formula="of:=IF([.B13]&lt;&gt;0;[.B13]/[.E13]-1;&quot;&quot;)" office:value-type="float" office:value="0.065" calcext:value-type="float">
            <text:p>6.5%</text:p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Communications" calcext:value-type="string">
            <text:p>Communications</text:p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Cleaning and Recycling" calcext:value-type="string">
            <text:p>Cleaning and Recycling</text:p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string" office:string-value="Banking" calcext:value-type="string">
            <text:p>Banking</text:p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3:24:50.740065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7T13:36:08.554686380</dc:date>
    <meta:editing-duration>PT7H45M24S</meta:editing-duration>
    <meta:editing-cycles>33</meta:editing-cycles>
    <meta:generator>LibreOffice/5.0.6.2$Linux_X86_64 LibreOffice_project/00$Build-2</meta:generator>
    <meta:document-statistic meta:table-count="4" meta:cell-count="1542" meta:object-count="0"/>
  </office:meta>
</office:document-meta>
</file>